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5cm"/>
    </style:style>
    <style:style style:name="gr7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6pt" style:font-size-asian="6pt" style:font-size-complex="6pt"/>
    </style:style>
    <style:style style:name="P4" style:family="paragraph">
      <style:paragraph-properties fo:text-align="center"/>
      <style:text-properties fo:font-size="6pt" fo:font-style="italic" style:font-size-asian="6pt" style:font-style-asian="italic" style:font-size-complex="6pt" style:font-style-complex="italic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6pt" fo:font-style="italic" style:font-size-asian="6pt" style:font-style-asian="italic" style:font-size-complex="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measurelines" svg:width="20cm" svg:height="18.5cm" svg:x="0.5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measurelines" svg:width="4cm" svg:height="0.32cm" svg:x="0.5cm" svg:y="1.5cm">
            <text:p text:style-name="P1"><text:span text:style-name="T1">InstructionContro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measurelines" svg:width="4cm" svg:height="0.32cm" svg:x="4.5cm" svg:y="1.5cm">
            <text:p text:style-name="P1"><text:span text:style-name="T1">InstructionClien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measurelines" svg:width="4cm" svg:height="0.32cm" svg:x="8.5cm" svg:y="1.5cm">
            <text:p text:style-name="P1"><text:span text:style-name="T1">APE Serv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measurelines" svg:width="4cm" svg:height="0.32cm" svg:x="12.5cm" svg:y="1.5cm">
            <text:p text:style-name="P1"><text:span text:style-name="T1">Page/Rout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measurelines" svg:width="4cm" svg:height="0.32cm" svg:x="16.5cm" svg:y="1.5cm">
            <text:p text:style-name="P1"><text:span text:style-name="T1">InstructionControl PHP</text:span>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draw:id="id1" draw:layer="layout" svg:width="3cm" svg:height="0.5cm" svg:x="1cm" svg:y="2.5cm">
          <text:p text:style-name="P1"><text:span text:style-name="T2">send(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3" draw:id="id2" draw:layer="layout" svg:width="3cm" svg:height="0.5cm" svg:x="5cm" svg:y="2.5cm">
          <text:p text:style-name="P1"><text:span text:style-name="T2">send(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4cm" svg:y1="2.75cm" svg:x2="5cm" svg:y2="2.75cm" draw:start-shape="id1" draw:start-glue-point="7" draw:end-shape="id2" draw:end-glue-point="5" svg:d="m4000 2750h1000">
          <text:p/>
        </draw:connector>
        <draw:custom-shape draw:style-name="gr3" draw:text-style-name="P3" draw:id="id4" draw:layer="layout" svg:width="3cm" svg:height="0.5cm" svg:x="13cm" svg:y="4cm">
          <text:p text:style-name="P1"><text:span text:style-name="T2">restPostChannelsetChannel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3" draw:layer="layout" svg:width="1cm" svg:height="0.5cm" svg:x="6cm" svg:y="4cm">
          <text:p text:style-name="P1"><text:span text:style-name="T2">AJA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1" draw:layer="layout" svg:x1="6.5cm" svg:y1="3cm" svg:x2="6.5cm" svg:y2="4cm" draw:start-shape="id2" draw:start-glue-point="6" draw:end-shape="id3" draw:end-glue-point="4" svg:d="m6500 3000v1000">
          <text:p/>
        </draw:connector>
        <draw:custom-shape draw:style-name="gr3" draw:text-style-name="P3" draw:id="id6" draw:layer="layout" svg:width="3cm" svg:height="1cm" svg:x="17cm" svg:y="2.5cm">
          <text:p text:style-name="P1"><text:span text:style-name="T2">reserveInstructionId()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4" draw:text-style-name="P1" draw:layer="layout" svg:x1="14.5cm" svg:y1="4.5cm" svg:x2="14.5cm" svg:y2="5.5cm" draw:start-shape="id4" draw:start-glue-point="6" draw:end-shape="id5" draw:end-glue-point="4" svg:d="m14500 4500v1000">
          <text:p/>
        </draw:connector>
        <draw:connector draw:style-name="gr4" draw:text-style-name="P1" draw:layer="layout" svg:x1="14.5cm" svg:y1="4cm" svg:x2="17cm" svg:y2="3cm" draw:start-shape="id4" draw:start-glue-point="4" draw:end-shape="id6" draw:end-glue-point="5" svg:d="m14500 4000v-1000h2500">
          <text:p/>
        </draw:connector>
        <draw:custom-shape draw:style-name="gr3" draw:text-style-name="P3" draw:id="id7" draw:layer="layout" svg:width="3cm" svg:height="1cm" svg:x="17cm" svg:y="5cm">
          <text:p text:style-name="P1"><text:span text:style-name="T2">addInstructionData()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4" draw:text-style-name="P1" draw:layer="layout" svg:x1="16cm" svg:y1="4.25cm" svg:x2="18.5cm" svg:y2="5cm" draw:start-shape="id4" draw:start-glue-point="7" draw:end-shape="id7" draw:end-glue-point="4" svg:d="m16000 4250h2500v750">
          <text:p/>
        </draw:connector>
        <draw:custom-shape draw:style-name="gr3" draw:text-style-name="P3" draw:id="id5" draw:layer="layout" svg:width="3cm" svg:height="0.5cm" svg:x="13cm" svg:y="5.5cm">
          <text:p text:style-name="P1"><text:span text:style-name="T2">generateReturnDocument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8" draw:layer="layout" svg:width="2cm" svg:height="1cm" svg:x="13.5cm" svg:y="7cm">
          <text:p text:style-name="P1"><text:span text:style-name="T2">Respons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1" draw:layer="layout" svg:x1="14.5cm" svg:y1="6cm" svg:x2="14.5cm" svg:y2="7cm" draw:start-shape="id5" draw:start-glue-point="6" draw:end-shape="id8" draw:end-glue-point="4" svg:d="m14500 6000v1000">
          <text:p/>
        </draw:connector>
        <draw:custom-shape draw:style-name="gr3" draw:text-style-name="P4" draw:id="id16" draw:layer="layout" svg:width="3cm" svg:height="0.5cm" svg:x="5.5cm" svg:y="12.25cm">
          <text:p text:style-name="P1"><text:span text:style-name="T3">anonymous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9" draw:layer="layout" svg:width="3cm" svg:height="0.5cm" svg:x="1cm" svg:y="12.25cm">
          <text:p text:style-name="P1"><text:span text:style-name="T2">_addRecievedInstruction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id="id10" draw:layer="layout" svg:width="3cm" svg:height="0.5cm" svg:x="1cm" svg:y="14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" draw:text-style-name="P3" draw:id="id12" draw:layer="layout" svg:width="3cm" svg:height="0.5cm" svg:x="1cm" svg:y="19cm">
          <text:p text:style-name="P1"><text:span text:style-name="T2">_process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1" draw:layer="layout" svg:x1="2.5cm" svg:y1="12.75cm" svg:x2="2.5cm" svg:y2="14cm" draw:start-shape="id9" draw:start-glue-point="6" draw:end-shape="id10" draw:end-glue-point="0" svg:d="m2500 12750v1250">
          <text:p/>
        </draw:connector>
        <draw:custom-shape draw:style-name="gr3" draw:text-style-name="P3" draw:id="id11" draw:layer="layout" svg:width="3cm" svg:height="1.5cm" svg:x="1cm" svg:y="15.5cm">
          <text:p text:style-name="P1"><text:span text:style-name="T2">Anything ready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2.5cm" svg:y1="14.5cm" svg:x2="2.5cm" svg:y2="15.5cm" draw:start-shape="id10" draw:start-glue-point="2" draw:end-shape="id11" draw:end-glue-point="4" svg:d="m2500 14500v1000">
          <text:p/>
        </draw:connector>
        <draw:connector draw:style-name="gr4" draw:text-style-name="P1" draw:layer="layout" svg:x1="2.5cm" svg:y1="17cm" svg:x2="2.5cm" svg:y2="19cm" draw:end-shape="id12" draw:end-glue-point="0" svg:d="m2500 17000v2000">
          <text:p/>
        </draw:connector>
        <draw:connector draw:style-name="gr4" draw:text-style-name="P1" draw:layer="layout" svg:x1="4cm" svg:y1="16.25cm" svg:x2="7cm" svg:y2="15.25cm" draw:start-shape="id11" draw:start-glue-point="7" draw:end-shape="id13" draw:end-glue-point="6" svg:d="m4000 16250h3000v-1000">
          <text:p/>
        </draw:connector>
        <draw:frame draw:style-name="gr6" draw:text-style-name="P1" draw:layer="measurelines" svg:width="20cm" svg:height="0.962cm" svg:x="0.5cm" svg:y="0.5cm">
          <draw:text-box>
            <text:p text:style-name="P1">InstructionClient</text:p>
          </draw:text-box>
        </draw:frame>
        <draw:custom-shape draw:style-name="gr3" draw:text-style-name="P3" draw:id="id14" draw:layer="layout" svg:width="3cm" svg:height="1.5cm" svg:x="13cm" svg:y="9cm">
          <text:p text:style-name="P1"><text:span text:style-name="T2">Notify Other Clien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draw:id="id15" draw:layer="layout" svg:width="3cm" svg:height="0.5cm" svg:x="16.5cm" svg:y="11.25cm">
          <text:p text:style-name="P1"><text:span text:style-name="T2">notifyOtherClientsAp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6cm" svg:y1="9.75cm" svg:x2="18cm" svg:y2="11.25cm" draw:start-shape="id14" draw:start-glue-point="7" draw:end-shape="id15" draw:end-glue-point="4" svg:d="m16000 9750h2000v1500">
          <text:p/>
        </draw:connector>
        <draw:custom-shape draw:style-name="gr3" draw:text-style-name="P3" draw:id="id17" draw:layer="layout" svg:width="3cm" svg:height="0.5cm" svg:x="9cm" svg:y="11.25cm">
          <text:p text:style-name="P1"><text:span text:style-name="T2">inlinePush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4.5cm" svg:y1="7.941cm" svg:x2="14.5cm" svg:y2="9cm" draw:start-shape="id8" draw:start-glue-point="6" draw:end-shape="id14" draw:end-glue-point="4" svg:d="m14500 7941v1059">
          <text:p/>
        </draw:connector>
        <draw:custom-shape draw:style-name="gr2" draw:text-style-name="P3" draw:layer="layout" svg:width="1cm" svg:height="0.5cm" svg:x="5.5cm" svg:y="16cm">
          <text:p text:style-name="P1"><text:span text:style-name="T2">N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0.5cm" svg:x="2cm" svg:y="17.5cm">
          <text:p text:style-name="P1"><text:span text:style-name="T2">Y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0.5cm" svg:x="17.5cm" svg:y="9.5cm">
          <text:p text:style-name="P1"><text:span text:style-name="T2">Ye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3cm" svg:y1="9.75cm" svg:x2="7cm" svg:y2="12.25cm" draw:start-shape="id14" draw:start-glue-point="5" draw:end-shape="id16" draw:end-glue-point="4" svg:d="m13000 9750h-6000v2500">
          <text:p/>
        </draw:connector>
        <draw:custom-shape draw:style-name="gr2" draw:text-style-name="P3" draw:layer="layout" svg:width="1cm" svg:height="0.5cm" svg:x="9.5cm" svg:y="9.5cm">
          <text:p text:style-name="P1"><text:span text:style-name="T2">No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6.5cm" svg:y1="11.5cm" svg:x2="12cm" svg:y2="11.5cm" draw:start-shape="id15" draw:start-glue-point="5" draw:end-shape="id17" draw:end-glue-point="1" svg:d="m16500 11500h-4500">
          <text:p/>
        </draw:connector>
        <draw:connector draw:style-name="gr7" draw:text-style-name="P1" draw:layer="layout" svg:x1="10.5cm" svg:y1="11.75cm" svg:x2="8.5cm" svg:y2="12.5cm" draw:start-shape="id17" draw:start-glue-point="2" draw:end-shape="id16" draw:end-glue-point="7" svg:d="m10500 11750v750h-2000">
          <text:p/>
        </draw:connector>
        <draw:connector draw:style-name="gr4" draw:text-style-name="P1" draw:layer="layout" svg:x1="7cm" svg:y1="4.25cm" svg:x2="13cm" svg:y2="4.25cm" draw:start-shape="id3" draw:start-glue-point="7" draw:end-shape="id4" svg:d="m7000 4250h6000">
          <text:p/>
        </draw:connector>
        <draw:connector draw:style-name="gr4" draw:text-style-name="P1" draw:layer="layout" svg:x1="5.5cm" svg:y1="12.5cm" svg:x2="4cm" svg:y2="12.5cm" draw:start-shape="id16" draw:start-glue-point="5" draw:end-shape="id9" draw:end-glue-point="7" svg:d="m5500 12500h-1500">
          <text:p/>
        </draw:connector>
        <draw:connector draw:style-name="gr4" draw:text-style-name="P1" draw:layer="layout" svg:x1="7cm" svg:y1="14.25cm" svg:x2="7cm" svg:y2="12.75cm" draw:start-shape="id13" draw:start-glue-point="4" draw:end-shape="id16" draw:end-glue-point="6" svg:d="m7000 14250v-1500">
          <text:p/>
        </draw:connector>
        <draw:custom-shape draw:style-name="gr3" draw:text-style-name="P3" draw:id="id13" draw:layer="layout" svg:width="2cm" svg:height="1cm" svg:x="6cm" svg:y="14.25cm">
          <text:p text:style-name="P1"><text:span text:style-name="T2">Wait for another</text:span></text:p>
          <text:p text:style-name="P1"><text:span text:style-name="T2">Instruction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tthew Forrester</meta:initial-creator>
    <meta:creation-date>2010-08-17T19:24:39</meta:creation-date>
    <dc:date>2010-08-28T17:16:21</dc:date>
    <dc:creator>Matthew Forrester</dc:creator>
    <meta:editing-duration>PT02H05M55S</meta:editing-duration>
    <meta:editing-cycles>21</meta:editing-cycles>
    <meta:generator>OpenOffice.org/3.2$Linux OpenOffice.org_project/320m12$Build-9483</meta:generator>
    <meta:document-statistic meta:object-count="47"/>
  </office:meta>
</office:document-meta>
</file>